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<text:conditional-text text:condition="ooow:name != &quot;davide&quot;" text:string-value-if-true="'not '" text:string-value-if-false="" text:current-value="true"/>davide</text:p>
      <text:p text:style-name="Standard">I am <text:conditional-text text:condition="ooow:name != &quot;giulia&quot;" text:string-value-if-true="'not '" text:string-value-if-false="" text:current-value="true"/>giuli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1T17:11:15</meta:creation-date>
    <dc:date>2014-02-21T17:57:20</dc:date>
    <dc:creator>Davide Moro</dc:creator>
    <meta:editing-duration>PT45M37S</meta:editing-duration>
    <meta:editing-cycles>21</meta:editing-cycles>
    <meta:generator>LibreOffice/3.4$Unix LibreOffice_project/340m1$Build-402</meta:generator>
    <meta:document-statistic meta:table-count="0" meta:image-count="0" meta:object-count="0" meta:page-count="1" meta:paragraph-count="2" meta:word-count="8" meta:character-count="30" meta:non-whitespace-character-count="24"/>
  </office:meta>
</office:document-meta>
</file>